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893cm" fo:margin-left="1.236cm" fo:margin-right="0.711cm" table:align="margins"/>
    </style:style>
    <style:style style:name="Table1.A" style:family="table-column">
      <style:table-column-properties style:column-width="3.413cm" style:rel-column-width="11244*"/>
    </style:style>
    <style:style style:name="Table1.B" style:family="table-column">
      <style:table-column-properties style:column-width="5.054cm" style:rel-column-width="16648*"/>
    </style:style>
    <style:style style:name="Table1.C" style:family="table-column">
      <style:table-column-properties style:column-width="4.789cm" style:rel-column-width="15776*"/>
    </style:style>
    <style:style style:name="Table1.D" style:family="table-column">
      <style:table-column-properties style:column-width="2.962cm" style:rel-column-width="9756*"/>
    </style:style>
    <style:style style:name="Table1.E" style:family="table-column">
      <style:table-column-properties style:column-width="3.676cm" style:rel-column-width="12111*"/>
    </style:style>
    <style:style style:name="Table1.1" style:family="table-row">
      <style:table-row-properties style:min-row-height="0.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E8" style:family="table-cell" style:data-style-name="N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officeooo:rsid="00052503" officeooo:paragraph-rsid="00052503" fo:background-color="transparent" style:font-size-asian="12pt" style:font-weight-asian="normal" style:font-name-complex="Arial1" style:font-size-complex="12pt" style:font-weight-complex="normal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Calibri" fo:font-size="12pt" fo:font-weight="normal" fo:background-color="transparent" style:font-size-asian="12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Calibri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font-name="Calibri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000000" style:font-name="Calibri" fo:letter-spacing="normal" fo:font-style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libri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libri" fo:font-size="12pt" fo:letter-spacing="normal" fo:font-style="normal" fo:font-weight="normal" officeooo:paragraph-rsid="0005f9e0" fo:background-color="transparent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16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Calibri" fo:font-size="12pt" officeooo:rsid="0005faeb" officeooo:paragraph-rsid="0005faeb" style:font-size-asian="12pt" style:font-size-complex="12pt"/>
    </style:style>
    <style:style style:name="P1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Calibri" fo:font-size="12pt" style:font-size-asian="12pt" style:font-size-complex="12pt"/>
    </style:style>
    <style:style style:name="P18" style:family="paragraph" style:parent-style-name="Standard" style:list-style-name="L3">
      <style:paragraph-properties fo:margin-top="0cm" fo:margin-bottom="0cm" loext:contextual-spacing="false" fo:text-align="justify" style:justify-single-word="false"/>
      <style:text-properties style:font-name="Calibri"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2pt" fo:font-weight="normal" officeooo:paragraph-rsid="000b49c9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 fo:font-size="12pt" style:text-underline-style="none" fo:font-weight="normal" style:text-underline-mode="continuous" style:text-overline-mode="continuous" style:text-line-through-mode="continuous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alibri"/>
    </style:style>
    <style:style style:name="P24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style:font-name="Calibri"/>
    </style:style>
    <style:style style:name="P25" style:family="paragraph" style:parent-style-name="Standard">
      <style:paragraph-properties fo:margin-top="0.254cm" fo:margin-bottom="0cm" loext:contextual-spacing="false" fo:text-align="justify" style:justify-single-word="false"/>
      <style:text-properties style:font-name="Calibri" fo:font-size="12pt" fo:font-weight="normal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margin-top="0.254cm" fo:margin-bottom="0cm" loext:contextual-spacing="false" fo:text-align="justify" style:justify-single-word="false"/>
      <style:text-properties style:font-name="Calibri" fo:font-size="12pt" fo:language="en" fo:country="IN" fo:font-weight="normal" officeooo:paragraph-rsid="00052503" fo:background-color="transparent" style:font-size-asian="12pt" style:font-weight-asian="normal" style:font-size-complex="12pt" style:font-weight-complex="normal"/>
    </style:style>
    <style:style style:name="P27" style:family="paragraph" style:parent-style-name="Table_20_Heading">
      <style:paragraph-properties fo:margin-top="0cm" fo:margin-bottom="0cm" loext:contextual-spacing="false" fo:text-align="center" style:justify-single-word="false"/>
      <style:text-properties style:font-name="Calibri"/>
    </style:style>
    <style:style style:name="P28" style:family="paragraph" style:parent-style-name="Table_20_Heading">
      <style:paragraph-properties fo:text-align="center" style:justify-single-word="false"/>
      <style:text-properties style:font-name="Calibri"/>
    </style:style>
    <style:style style:name="P29" style:family="paragraph" style:parent-style-name="Table_20_Heading">
      <style:paragraph-properties fo:text-align="center" style:justify-single-word="false"/>
      <style:text-properties style:font-name="Calibri" officeooo:paragraph-rsid="000b49c9"/>
    </style:style>
    <style:style style:name="P30" style:family="paragraph" style:parent-style-name="Table_20_Contents">
      <style:paragraph-properties fo:text-align="center" style:justify-single-word="false"/>
      <style:text-properties style:font-name="Calibri" fo:language="en" fo:country="IN"/>
    </style:style>
    <style:style style:name="P31" style:family="paragraph" style:parent-style-name="Table_20_Contents">
      <style:paragraph-properties fo:text-align="center" style:justify-single-word="false"/>
      <style:text-properties style:font-name="Calibri"/>
    </style:style>
    <style:style style:name="P32" style:family="paragraph" style:parent-style-name="Normal" style:list-style-name="L2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fo:font-variant="normal" fo:text-transform="none" fo:color="#000000" style:font-name="Calibri" fo:font-size="12pt" fo:letter-spacing="normal" fo:font-style="normal" style:font-size-asian="12pt" style:font-name-complex="Arial1" style:font-size-complex="12pt"/>
    </style:style>
    <style:style style:name="P33" style:family="paragraph" style:parent-style-name="Normal" style:list-style-name="L6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fo:font-variant="normal" fo:text-transform="none" fo:color="#000000" style:font-name="Calibri" fo:font-size="12pt" fo:letter-spacing="normal" fo:font-style="normal" fo:font-weight="normal" style:font-size-asian="12pt" style:font-name-complex="Arial1" style:font-size-complex="12pt"/>
    </style:style>
    <style:style style:name="P34" style:family="paragraph" style:parent-style-name="Normal" style:list-style-name="L3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35" style:family="paragraph" style:parent-style-name="Normal" style:list-style-name="L3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officeooo:paragraph-rsid="00088ff7" style:font-size-asian="12pt" style:font-size-complex="12pt"/>
    </style:style>
    <style:style style:name="P36" style:family="paragraph" style:parent-style-name="Normal" style:list-style-name="L5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 style:font-size-asian="12pt" style:font-size-complex="12pt"/>
    </style:style>
    <style:style style:name="P37" style:family="paragraph" style:parent-style-name="Normal" style:list-style-name="L4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style:font-name="Calibri" fo:font-size="12pt" officeooo:rsid="0005faeb" officeooo:paragraph-rsid="0005faeb" style:font-size-asian="12pt" style:font-size-complex="12pt"/>
    </style:style>
    <style:style style:name="P38" style:family="paragraph" style:parent-style-name="Normal" style:list-style-name="L3">
      <style:paragraph-properties fo:margin-top="0cm" fo:margin-bottom="0cm" loext:contextual-spacing="false" fo:line-height="100%" fo:text-align="justify" style:justify-single-word="false" style:text-autospace="none">
        <style:tab-stops>
          <style:tab-stop style:position="-0.635cm"/>
        </style:tab-stops>
      </style:paragraph-properties>
      <style:text-properties style:font-name="Calibri" fo:font-size="12pt" officeooo:rsid="00088ff7" officeooo:paragraph-rsid="00088ff7" style:font-size-asian="12pt" style:font-size-complex="12pt"/>
    </style:style>
    <style:style style:name="P39" style:family="paragraph" style:parent-style-name="Normal" style:list-style-name="L4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style:font-name="Calibri" fo:font-size="12pt" style:font-size-asian="12pt" style:font-size-complex="12pt"/>
    </style:style>
    <style:style style:name="P40" style:family="paragraph" style:parent-style-name="Normal" style:list-style-name="L5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style:font-name="Calibri" fo:font-size="12pt" style:font-size-asian="12pt" style:font-size-complex="12pt"/>
    </style:style>
    <style:style style:name="P41" style:family="paragraph" style:parent-style-name="Normal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 style:font-size-asian="12pt" style:font-name-complex="Arial1" style:font-size-complex="12pt"/>
    </style:style>
    <style:style style:name="P42" style:family="paragraph" style:parent-style-name="Normal" style:list-style-name="L5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  <style:text-properties style:font-name="Calibri" fo:font-size="12pt"/>
    </style:style>
    <style:style style:name="P43" style:family="paragraph" style:parent-style-name="Normal" style:list-style-name="L7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4" style:family="paragraph" style:parent-style-name="Normal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5" style:family="paragraph" style:parent-style-name="Normal" style:list-style-name="L8">
      <style:paragraph-properties fo:margin-top="0cm" fo:margin-bottom="0cm" loext:contextual-spacing="false" fo:line-height="100%" fo:text-align="justify" style:justify-single-word="false" fo:orphans="0" fo:widows="0" style:text-autospace="none" style:punctuation-wrap="simple">
        <style:tab-stops>
          <style:tab-stop style:position="-0.635cm"/>
        </style:tab-stops>
      </style:paragraph-properties>
    </style:style>
    <style:style style:name="P46" style:family="paragraph" style:parent-style-name="Normal" style:list-style-name="L5">
      <style:paragraph-properties fo:margin-top="0cm" fo:margin-bottom="0cm" loext:contextual-spacing="false" fo:text-align="justify" style:justify-single-word="false" fo:orphans="0" fo:widows="0" style:text-autospace="none" style:punctuation-wrap="simple"/>
    </style:style>
    <style:style style:name="P47" style:family="paragraph" style:parent-style-name="List_20_Paragraph" style:list-style-name="L2">
      <style:paragraph-properties fo:margin-left="0cm" fo:margin-right="0cm" fo:margin-top="0.254cm" fo:margin-bottom="0cm" loext:contextual-spacing="false" fo:text-align="justify" style:justify-single-word="false" fo:text-indent="0cm" style:auto-text-indent="false"/>
      <style:text-properties fo:font-variant="normal" fo:text-transform="none" fo:color="#000000" style:font-name="Calibri" fo:letter-spacing="normal" fo:font-style="normal" style:font-name-complex="Arial1"/>
    </style:style>
    <style:style style:name="P48" style:family="paragraph" style:parent-style-name="List_20_Paragraph" style:list-style-name="L2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Calibri" fo:letter-spacing="normal" fo:font-style="normal" style:font-name-complex="Arial1"/>
    </style:style>
    <style:style style:name="P49" style:family="paragraph" style:parent-style-name="List_20_Paragraph" style:list-style-name="L2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fo:font-variant="normal" fo:text-transform="none" fo:color="#000000" style:font-name="Calibri" fo:font-size="12pt" fo:letter-spacing="normal" fo:font-style="normal" style:font-size-asian="12pt" style:font-name-complex="Arial1" style:font-size-complex="12pt"/>
    </style:style>
    <style:style style:name="P50" style:family="paragraph" style:parent-style-name="List_20_Paragraph" style:list-style-name="L2">
      <style:paragraph-properties fo:margin-top="0cm" fo:margin-bottom="0cm" loext:contextual-spacing="false" fo:text-align="justify" style:justify-single-word="false" fo:orphans="0" fo:widows="0" style:text-autospace="none" style:punctuation-wrap="simple"/>
      <style:text-properties style:font-name="Calibri" fo:font-size="12pt" style:font-size-asian="12pt" style:font-name-complex="Arial1" style:font-size-complex="12pt"/>
    </style:style>
    <style:style style:name="P51" style:family="paragraph">
      <loext:graphic-properties draw:fill="none"/>
    </style:style>
    <style:style style:name="T1" style:family="text">
      <style:text-properties style:font-name="Calibri" fo:font-size="12pt" style:font-size-asian="12pt" style:font-size-complex="12pt"/>
    </style:style>
    <style:style style:name="T2" style:family="text">
      <style:text-properties style:font-name="Calibri" fo:font-size="12pt" fo:language="en" fo:country="IN" style:font-size-asian="12pt" style:font-size-complex="1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weight="normal" fo:background-color="transparent" loext:char-shading-value="0" style:font-size-asian="18pt" style:font-weight-asian="normal" style:font-size-complex="18pt" style:font-weight-complex="normal"/>
    </style:style>
    <style:style style:name="T5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000000" fo:letter-spacing="normal" fo:font-style="normal"/>
    </style:style>
    <style:style style:name="T7" style:family="text">
      <style:text-properties fo:font-variant="normal" fo:text-transform="none" fo:color="#000000" fo:letter-spacing="normal" fo:font-style="normal" fo:font-weight="normal" fo:background-color="transparent" loext:char-shading-value="0" style:font-weight-asian="normal" style:font-weight-complex="normal"/>
    </style:style>
    <style:style style:name="T8" style:family="text">
      <style:text-properties fo:font-variant="normal" fo:text-transform="none" fo:color="#000000" fo:letter-spacing="normal" fo:font-style="normal" fo:font-weight="normal" officeooo:rsid="0005faeb" fo:background-color="transparent" loext:char-shading-value="0" style:font-weight-asian="normal" style:font-weight-complex="normal"/>
    </style:style>
    <style:style style:name="T9" style:family="text">
      <style:text-properties fo:font-variant="normal" fo:text-transform="none" fo:color="#000000" fo:letter-spacing="normal" fo:font-style="normal" officeooo:rsid="0005faeb"/>
    </style:style>
    <style:style style:name="T10" style:family="text">
      <style:text-properties fo:font-variant="normal" fo:text-transform="none" fo:color="#000000" fo:letter-spacing="normal" fo:language="en" fo:country="US" fo:font-style="normal"/>
    </style:style>
    <style:style style:name="T11" style:family="text">
      <style:text-properties fo:font-variant="normal" fo:text-transform="none" fo:color="#000000" fo:letter-spacing="normal" fo:language="en" fo:country="IN" fo:font-style="normal" fo:font-weight="normal" fo:background-color="transparent" loext:char-shading-value="0" style:font-weight-asian="normal" style:font-weight-complex="normal"/>
    </style:style>
    <style:style style:name="T12" style:family="text">
      <style:text-properties fo:font-variant="normal" fo:text-transform="none" fo:color="#000000" style:font-name="Calibri" fo:font-size="12pt" fo:letter-spacing="normal" fo:font-style="normal" fo:font-weight="normal" style:font-size-asian="12pt" style:font-name-complex="Arial1" style:font-size-complex="12pt"/>
    </style:style>
    <style:style style:name="T13" style:family="text">
      <style:text-properties fo:font-variant="normal" fo:text-transform="none" fo:color="#000000" style:font-name="Calibri" fo:font-size="18pt" fo:letter-spacing="normal" fo:font-style="normal" fo:font-weight="normal" fo:background-color="transparent" loext:char-shading-value="0" style:font-size-asian="18pt" style:font-weight-asian="normal" style:font-name-complex="Arial1" style:font-size-complex="18pt" style:font-weight-complex="normal"/>
    </style:style>
    <style:style style:name="T14" style:family="text">
      <style:text-properties fo:font-variant="normal" fo:text-transform="none" fo:color="#000000" fo:font-size="18pt" fo:letter-spacing="normal" fo:font-style="normal" fo:font-weight="normal" fo:background-color="transparent" loext:char-shading-value="0" style:font-size-asian="18pt" style:font-weight-asian="normal" style:font-size-complex="18pt" style:font-weight-complex="normal"/>
    </style:style>
    <style:style style:name="T15" style:family="text">
      <style:text-properties fo:font-variant="normal" fo:text-transform="none" fo:color="#000000" fo:font-size="18pt" fo:letter-spacing="normal" fo:font-style="normal" fo:font-weight="normal" fo:background-color="transparent" loext:char-shading-value="0" style:font-size-asian="18pt" style:font-weight-asian="normal" style:font-name-complex="Arial1" style:font-size-complex="18pt" style:font-weight-complex="normal"/>
    </style:style>
    <style:style style:name="T16" style:family="text">
      <style:text-properties fo:font-variant="normal" fo:text-transform="none" fo:color="#000000" fo:font-size="12pt" fo:letter-spacing="normal" fo:font-style="normal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fo:font-size="12pt" fo:letter-spacing="normal" fo:font-style="normal" fo:font-weight="normal" officeooo:rsid="0005f9e0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141412" style:font-name="Calibri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Verdana" fo:font-size="9pt" fo:letter-spacing="normal" fo:font-style="normal"/>
    </style:style>
    <style:style style:name="T20" style:family="text">
      <style:text-properties fo:font-variant="normal" fo:text-transform="none" fo:color="#333333" style:font-name="Verdana" fo:font-size="9pt" fo:letter-spacing="normal" fo:font-style="normal" style:text-underline-style="none" style:text-underline-mode="continuous" style:text-overline-mode="continuous" style:text-line-through-mode="continuous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333333" style:font-name="Verdana" fo:font-size="9pt" fo:letter-spacing="normal" fo:font-style="normal" style:text-underline-style="none" officeooo:rsid="000b49c9" style:text-underline-mode="continuous" style:text-overline-mode="continuous" style:text-line-through-mode="continuous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style:font-name-complex="Arial1"/>
    </style:style>
    <style:style style:name="T23" style:family="text">
      <style:text-properties style:text-position="super 67%" style:font-name="Calibri" fo:font-size="12pt" style:font-size-asian="12pt" style:font-size-complex="12pt"/>
    </style:style>
    <style:style style:name="T24" style:family="text">
      <style:text-properties style:font-size-asian="12pt" style:font-size-complex="12pt"/>
    </style:style>
    <style:style style:name="T25" style:family="text">
      <style:text-properties officeooo:rsid="0005faeb" style:font-size-asian="12pt" style:font-size-complex="12pt"/>
    </style:style>
    <style:style style:name="T26" style:family="text">
      <style:text-properties fo:font-weight="normal" fo:background-color="transparent" loext:char-shading-value="0" style:font-weight-asian="normal" style:font-weight-complex="normal"/>
    </style:style>
    <style:style style:name="T27" style:family="text">
      <style:text-properties officeooo:rsid="00052503"/>
    </style:style>
    <style:style style:name="T28" style:family="text">
      <style:text-properties officeooo:rsid="0005f9e0"/>
    </style:style>
    <style:style style:name="T29" style:family="text">
      <style:text-properties officeooo:rsid="0005faeb"/>
    </style:style>
    <style:style style:name="T30" style:family="text">
      <style:text-properties fo:language="en" fo:country="IN"/>
    </style:style>
    <style:style style:name="T31" style:family="text">
      <style:text-properties fo:language="en" fo:country="IN" officeooo:rsid="0005faeb"/>
    </style:style>
    <style:style style:name="T32" style:family="text">
      <style:text-properties fo:language="en" fo:country="IN" officeooo:rsid="0005f9e0"/>
    </style:style>
    <style:style style:name="T33" style:family="text">
      <style:text-properties fo:language="en" fo:country="IN" officeooo:rsid="00088ff7"/>
    </style:style>
    <style:style style:name="T34" style:family="text">
      <style:text-properties officeooo:rsid="00088ff7"/>
    </style:style>
    <style:style style:name="T35" style:family="text">
      <style:text-properties officeooo:rsid="0009a7f7"/>
    </style:style>
    <style:style style:name="T36" style:family="text">
      <style:text-properties style:text-underline-style="none" style:text-underline-mode="continuous" style:text-overline-mode="continuous" style:text-line-through-mode="continuous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style:text-underline-style="none" officeooo:rsid="000b49c9" style:text-underline-mode="continuous" style:text-overline-mode="continuous" style:text-line-through-mode="continuous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background-color="transparent" loext:char-shading-value="0" style:font-size-asian="12pt" style:font-weight-asian="normal" style:font-size-complex="12pt" style:font-weight-complex="normal"/>
    </style:style>
    <style:style style:name="T39" style:family="text">
      <style:text-properties fo:font-size="20pt" fo:language="en" fo:country="IN" fo:font-weight="bold" style:font-size-asian="20pt" style:font-weight-asian="bold" style:font-size-complex="20pt" style:font-weight-complex="bold"/>
    </style:style>
    <style:style style:name="T40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style:style style:name="gr1" style:family="graphic">
      <style:graphic-properties draw:stroke="solid" svg:stroke-width="0.053cm" svg:stroke-color="#000000" svg:stroke-opacity="100%" draw:stroke-linejoin="round" draw:fill="none" fo:padding-top="0.009cm" fo:padding-bottom="0.009cm" fo:padding-left="0.009cm" fo:padding-right="0.009cm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9">Krutantak</text:span><text:span text:style-name="T40"> </text:span><text:span text:style-name="T39">Bhupendra</text:span><text:span text:style-name="T40"> </text:span><text:span text:style-name="T39">Patil</text:span></text:p>
      <text:p text:style-name="P4"><text:span text:style-name="T28">Fourth</text:span> year Undergraduate (Bachelor of Engineering) in Information Technology</text:p>
      <text:p text:style-name="P3"/>
      <text:p text:style-name="P3"><text:tab/>Address: <text:s/>B-1/35 <text:span text:style-name="T30">Shitala</text:span> <text:span text:style-name="T30">Krupa</text:span>, <text:span text:style-name="T30">L.J.</text:span> Road, <text:span text:style-name="T30">Mahim</text:span> (W), <text:span text:style-name="T30">Mumbai</text:span> 400016</text:p>
      <text:p text:style-name="P3"><text:tab/>Email: <text:s/><text:span text:style-name="T30">kt.katnaturk@gmail.com</text:span></text:p>
      <text:p text:style-name="P3"><text:tab/>Phone: <text:s/>8898115776</text:p>
      <text:p text:style-name="P3"/>
      <text:p text:style-name="P3"><text:tab/><text:span text:style-name="T3">Career Objective</text:span></text:p>
      <text:p text:style-name="P19"><draw:connector text:anchor-type="paragraph" draw:z-index="0" draw:style-name="gr1" draw:text-style-name="P51" draw:type="line" svg:x1="1.349cm" svg:y1="0.131cm" svg:x2="21.749cm" svg:y2="0.131cm" svg:d="M1349 131h20400" svg:viewBox="0 0 20401 2"><text:p/></draw:connector><text:tab/></text:p>
      <text:p text:style-name="P21"><text:span text:style-name="T36"><text:tab/>To work where I can apply my knowledge and enhance my skills to meet the challenge of solving <text:tab/>real life problems contributing to the organization's growth</text:span><text:span text:style-name="T37">.</text:span></text:p>
      <text:p text:style-name="P21"><text:span text:style-name="T38"><text:tab/></text:span></text:p>
      <text:p text:style-name="P6"><text:tab/><text:span text:style-name="T4">Academic Records</text:span></text:p>
      <text:p text:style-name="P22"><draw:connector text:anchor-type="paragraph" draw:z-index="1" draw:style-name="gr1" draw:text-style-name="P51" draw:type="line" svg:x1="1.349cm" svg:y1="0.131cm" svg:x2="21.749cm" svg:y2="0.131cm" svg:d="M1349 131h20400" svg:viewBox="0 0 20401 2"><text:p/></draw:connector> <text:s text:c="12"/></text:p>
      <text:p text:style-name="P22"><text:tab/>Currently Pursuing Information Technology Engineering from <text:span text:style-name="T30">Sardar</text:span> Patel Institute of Technology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7">Examination</text:p>
          </table:table-cell>
          <table:table-cell table:style-name="Table1.A1" office:value-type="string">
            <text:p text:style-name="P29">Institution</text:p>
          </table:table-cell>
          <table:table-cell table:style-name="Table1.A1" office:value-type="string">
            <text:p text:style-name="P28">University</text:p>
          </table:table-cell>
          <table:table-cell table:style-name="Table1.A1" office:value-type="string">
            <text:p text:style-name="P28">Year</text:p>
          </table:table-cell>
          <table:table-cell table:style-name="Table1.E1" office:value-type="string">
            <text:p text:style-name="P28">Percentage/ Grade</text:p>
          </table:table-cell>
        </table:table-row>
        <table:table-row>
          <table:table-cell table:style-name="Table1.A2" office:value-type="string">
            <text:p text:style-name="P31">Semester 6</text:p>
          </table:table-cell>
          <table:table-cell table:style-name="Table1.A2" table:number-rows-spanned="6" office:value-type="string">
            <text:p text:style-name="P31"/>
            <text:p text:style-name="P31"/>
            <text:p text:style-name="P31"/>
            <text:p text:style-name="P31"><text:span text:style-name="T30">Sardar</text:span> Patel Institute of Technology</text:p>
          </table:table-cell>
          <table:table-cell table:style-name="Table1.A2" table:number-rows-spanned="6" office:value-type="string">
            <text:p text:style-name="P31"/>
            <text:p text:style-name="P31"/>
            <text:p text:style-name="P31"/>
            <text:p text:style-name="P31"><text:span text:style-name="T30">Mumbai</text:span> University</text:p>
          </table:table-cell>
          <table:table-cell table:style-name="Table1.A2" office:value-type="string">
            <text:p text:style-name="P31">2015-16</text:p>
          </table:table-cell>
          <table:table-cell table:style-name="Table1.E2" office:value-type="float" office:value="8.12">
            <text:p text:style-name="P31">8.12</text:p>
          </table:table-cell>
        </table:table-row>
        <table:table-row>
          <table:table-cell table:style-name="Table1.A2" office:value-type="string">
            <text:p text:style-name="P31">Semester 5</text:p>
          </table:table-cell>
          <table:covered-table-cell/>
          <table:covered-table-cell/>
          <table:table-cell table:style-name="Table1.A2" office:value-type="string">
            <text:p text:style-name="P31">2015-16</text:p>
          </table:table-cell>
          <table:table-cell table:style-name="Table1.E2" office:value-type="float" office:value="8">
            <text:p text:style-name="P31">8</text:p>
          </table:table-cell>
        </table:table-row>
        <table:table-row>
          <table:table-cell table:style-name="Table1.A2" office:value-type="string">
            <text:p text:style-name="P31">Semester 4</text:p>
          </table:table-cell>
          <table:covered-table-cell/>
          <table:covered-table-cell/>
          <table:table-cell table:style-name="Table1.A2" office:value-type="string">
            <text:p text:style-name="P31">2014-15</text:p>
          </table:table-cell>
          <table:table-cell table:style-name="Table1.E2" office:value-type="float" office:value="8.29">
            <text:p text:style-name="P31">8.29</text:p>
          </table:table-cell>
        </table:table-row>
        <table:table-row>
          <table:table-cell table:style-name="Table1.A2" office:value-type="string">
            <text:p text:style-name="P31">Semester 3</text:p>
          </table:table-cell>
          <table:covered-table-cell/>
          <table:covered-table-cell/>
          <table:table-cell table:style-name="Table1.A2" office:value-type="string">
            <text:p text:style-name="P31">2014-15</text:p>
          </table:table-cell>
          <table:table-cell table:style-name="Table1.E2" office:value-type="float" office:value="8.79">
            <text:p text:style-name="P31">8.79</text:p>
          </table:table-cell>
        </table:table-row>
        <table:table-row>
          <table:table-cell table:style-name="Table1.A2" office:value-type="string">
            <text:p text:style-name="P31">Semester 2</text:p>
          </table:table-cell>
          <table:covered-table-cell/>
          <table:covered-table-cell/>
          <table:table-cell table:style-name="Table1.A2" office:value-type="string">
            <text:p text:style-name="P31">2013-14</text:p>
          </table:table-cell>
          <table:table-cell table:style-name="Table1.E2" office:value-type="float" office:value="8.11">
            <text:p text:style-name="P31">8.11</text:p>
          </table:table-cell>
        </table:table-row>
        <table:table-row>
          <table:table-cell table:style-name="Table1.A2" office:value-type="string">
            <text:p text:style-name="P31">Semester 1</text:p>
          </table:table-cell>
          <table:covered-table-cell/>
          <table:covered-table-cell/>
          <table:table-cell table:style-name="Table1.A2" office:value-type="string">
            <text:p text:style-name="P31">2013-14</text:p>
          </table:table-cell>
          <table:table-cell table:style-name="Table1.E2" office:value-type="float" office:value="6.56">
            <text:p text:style-name="P31">6.56</text:p>
          </table:table-cell>
        </table:table-row>
        <table:table-row>
          <table:table-cell table:style-name="Table1.A2" office:value-type="string">
            <text:p text:style-name="P30">H.S.C.</text:p>
          </table:table-cell>
          <table:table-cell table:style-name="Table1.A2" office:value-type="string">
            <text:p text:style-name="P31"><text:span text:style-name="T30">Ruia</text:span> College</text:p>
          </table:table-cell>
          <table:table-cell table:style-name="Table1.A2" office:value-type="string">
            <text:p text:style-name="P31">Maharashtra State Board</text:p>
          </table:table-cell>
          <table:table-cell table:style-name="Table1.A2" office:value-type="string">
            <text:p text:style-name="P31">Feb 2013</text:p>
          </table:table-cell>
          <table:table-cell table:style-name="Table1.E8" office:value-type="percentage" office:value="0.7378">
            <text:p text:style-name="P31">73.78%</text:p>
          </table:table-cell>
        </table:table-row>
        <table:table-row>
          <table:table-cell table:style-name="Table1.A2" office:value-type="string">
            <text:p text:style-name="P30">S.C.C.</text:p>
          </table:table-cell>
          <table:table-cell table:style-name="Table1.A2" office:value-type="string">
            <text:p text:style-name="P30">I.E.S. Manik Vidyamandir School</text:p>
          </table:table-cell>
          <table:table-cell table:style-name="Table1.A2" office:value-type="string">
            <text:p text:style-name="P31">Maharashtra State Board</text:p>
          </table:table-cell>
          <table:table-cell table:style-name="Table1.A2" office:value-type="string">
            <text:p text:style-name="P31">Mar 2011</text:p>
          </table:table-cell>
          <table:table-cell table:style-name="Table1.E8" office:value-type="percentage" office:value="0.9527">
            <text:p text:style-name="P31">95.27%</text:p>
          </table:table-cell>
        </table:table-row>
      </table:table>
      <text:p text:style-name="P25"/>
      <text:p text:style-name="P6"><text:tab/><text:span text:style-name="T4">Technical Knowledge</text:span></text:p>
      <text:list xml:id="list8660137314349061842" text:style-name="L1">
        <text:list-header>
          <text:p text:style-name="P11"><draw:connector text:anchor-type="paragraph" draw:z-index="2" draw:style-name="gr1" draw:text-style-name="P51" draw:type="line" svg:x1="1.349cm" svg:y1="0.131cm" svg:x2="21.749cm" svg:y2="0.131cm" svg:d="M1349 131h20400" svg:viewBox="0 0 20401 2"><text:p/></draw:connector></text:p>
        </text:list-header>
        <text:list-item>
          <text:p text:style-name="P11"><text:span text:style-name="T29">P</text:span>rogramming languages: C, Java and Python(basics)</text:p>
        </text:list-item>
        <text:list-item>
          <text:p text:style-name="P11">Knowledge of data structures, <text:span text:style-name="T29">d</text:span>atabase management <text:span text:style-name="T28">and </text:span><text:span text:style-name="T32">SQL</text:span><text:span text:style-name="T30">.</text:span></text:p>
        </text:list-item>
        <text:list-item>
          <text:p text:style-name="P17"><text:span text:style-name="T7">Web </text:span><text:span text:style-name="T8">Technologies:</text:span><text:span text:style-name="T7"> HTML5, CSS3, JavaScript, </text:span><text:span text:style-name="T11">PHP.</text:span><text:span text:style-name="T26"> </text:span></text:p>
        </text:list-item>
      </text:list>
      <text:p text:style-name="P19"/>
      <text:p text:style-name="P6"><text:span text:style-name="T5"><text:tab/></text:span><text:span text:style-name="T4">Projects</text:span></text:p>
      <text:list xml:id="list7655344803935509692" text:style-name="L2">
        <text:list-header>
          <text:p text:style-name="P20"><draw:connector text:anchor-type="paragraph" draw:z-index="3" draw:style-name="gr1" draw:text-style-name="P51" draw:type="line" svg:x1="1.349cm" svg:y1="0.131cm" svg:x2="21.749cm" svg:y2="0.131cm" svg:d="M1349 131h20400" svg:viewBox="0 0 20401 2"><text:p/></draw:connector></text:p>
        </text:list-header>
        <text:list-item>
          <text:p text:style-name="P26">Developed <text:s/>websites for Sardar Patel Institute of Technology's Technical Festival MATRIX <text:span text:style-name="T27">and</text:span> <text:span text:style-name="T27">Cultural Festival UDAAN registered as matrixthefest.org and udaanthefest.org respectively</text:span> and a website which allows users to shop and order using HTML5, PHP, JavaScript and CSS3.</text:p>
        </text:list-item>
        <text:list-item>
          <text:p text:style-name="P20">Developed Data Extraction Scrapers using python language and <text:span text:style-name="T35">scrappy</text:span> framework.</text:p>
        </text:list-item>
        <text:list-item>
          <text:p text:style-name="P20">Developed Automated College Attendance System using .NET <text:span text:style-name="T34">technology </text:span>to update and maintain registry of attendance.</text:p>
        </text:list-item>
        <text:list-item>
          <text:p text:style-name="P2">Multi client chat <text:span text:style-name="T34">room </text:span>application in <text:span text:style-name="T34">J</text:span>ava using socket programming and multi threading.</text:p>
        </text:list-item>
        <text:list-item>
          <text:p text:style-name="P1">Analy<text:span text:style-name="T34">z</text:span>e data and interpret the <text:span text:style-name="T34">weight-age</text:span> of topics in question paper using naive <text:soft-page-break/>Bayesian classification and Java Programming language to plot graph showing interpretation of result .</text:p>
          <text:p text:style-name="P2"/>
        </text:list-item>
      </text:list>
      <text:p text:style-name="P23"><text:span text:style-name="T5"><text:tab/></text:span><text:span text:style-name="T4">Strengths</text:span></text:p>
      <text:p text:style-name="P10"><draw:connector text:anchor-type="paragraph" draw:z-index="9" draw:style-name="gr1" draw:text-style-name="P51" draw:type="line" svg:x1="1.349cm" svg:y1="0.131cm" svg:x2="21.749cm" svg:y2="0.131cm" svg:d="M1349 131h20400" svg:viewBox="0 0 20401 2"><text:p/></draw:connector><text:tab/></text:p>
      <text:list xml:id="list51906292590952" text:continue-numbering="true" text:style-name="L2">
        <text:list-item>
          <text:p text:style-name="P12">Quick learner.</text:p>
        </text:list-item>
        <text:list-item>
          <text:p text:style-name="P13">Good Analytical &amp; Logical skills..</text:p>
        </text:list-item>
        <text:list-item>
          <text:p text:style-name="P24"><text:span text:style-name="T17">Rational &amp; Organized Leader</text:span><text:span text:style-name="T16">.</text:span></text:p>
        </text:list-item>
      </text:list>
      <text:p text:style-name="P8"/>
      <text:p text:style-name="P6"><text:span text:style-name="T6"><text:tab/></text:span><text:span text:style-name="T14">Positions of Responsibility</text:span></text:p>
      <text:list xml:id="list51906842453201" text:continue-numbering="true" text:style-name="L2">
        <text:list-header>
          <text:p text:style-name="P47"><draw:connector text:anchor-type="paragraph" draw:z-index="4" draw:style-name="gr1" draw:text-style-name="P51" draw:type="line" svg:x1="1.349cm" svg:y1="0.131cm" svg:x2="21.749cm" svg:y2="0.131cm" svg:d="M1349 131h20400" svg:viewBox="0 0 20401 2"><text:p/></draw:connector></text:p>
        </text:list-header>
        <text:list-item>
          <text:p text:style-name="P48">Technical Head of <text:span text:style-name="T30">Sardar</text:span> Patel Institute of Technology for the year 2015-16.</text:p>
        </text:list-item>
        <text:list-item>
          <text:p text:style-name="P50"><text:span text:style-name="T6">Member of PR (Public Relation), Admin</text:span><text:span text:style-name="T9">istrative</text:span><text:span text:style-name="T6">, Event </text:span><text:span text:style-name="T10">committee</text:span><text:span text:style-name="T6"> for cultural festival SPACE 2015.</text:span></text:p>
        </text:list-item>
        <text:list-item>
          <text:p text:style-name="P49">Member of Admin<text:span text:style-name="T29">istrative</text:span> committee for technical festival MATRIX 2014.</text:p>
        </text:list-item>
        <text:list-item>
          <text:p text:style-name="P32">Head-boy of <text:span text:style-name="T30">I.E.S.</text:span> <text:span text:style-name="T30">Manik</text:span> <text:span text:style-name="T30">Vidyamandir</text:span> for the year 2009.</text:p>
        </text:list-item>
      </text:list>
      <text:p text:style-name="P10"/>
      <text:p text:style-name="P6"><text:span text:style-name="T6"><text:tab/></text:span><text:span text:style-name="T14">Co-curricular Activities</text:span></text:p>
      <text:list xml:id="list7517465788439435116" text:style-name="L3">
        <text:list-header>
          <text:p text:style-name="P18"><draw:connector text:anchor-type="paragraph" draw:z-index="5" draw:style-name="gr1" draw:text-style-name="P51" draw:type="line" svg:x1="1.349cm" svg:y1="0.131cm" svg:x2="21.749cm" svg:y2="0.131cm" svg:d="M1349 131h20400" svg:viewBox="0 0 20401 2"><text:p/></draw:connector></text:p>
        </text:list-header>
        <text:list-item>
          <text:p text:style-name="P16">Selected for JP Morgan Chase Code for Good <text:span text:style-name="T30">hackathon </text:span><text:span text:style-name="T33">from among 2000 applicants</text:span><text:span text:style-name="T30">.</text:span></text:p>
        </text:list-item>
        <text:list-item>
          <text:p text:style-name="P18">Organized and <text:span text:style-name="T29">m</text:span>anaged Technical festival MATRIX 2015 <text:span text:style-name="T29">and Cultural festival </text:span><text:span text:style-name="T31">UDAAN</text:span><text:span text:style-name="T29"> 2016 </text:span>for <text:span text:style-name="T30">Sardar</text:span> Patel Institute of Technology.</text:p>
        </text:list-item>
        <text:list-item>
          <text:p text:style-name="P35">Participated in IEEE <text:span text:style-name="T34">Xtreme</text:span> coding competition<text:span text:style-name="T34"> which is a 24-hour coding competition</text:span>.</text:p>
        </text:list-item>
        <text:list-item>
          <text:p text:style-name="P34">Participated in Code Vita 201<text:span text:style-name="T28">6 and 2014</text:span> coding competition and qualified for the second round.</text:p>
        </text:list-item>
        <text:list-item>
          <text:p text:style-name="P38">Participated in “Code Debugger” coding competition which aimed at testing the important code debugging techniques, finding the plethora of errors injected and fixing them in given time frame.</text:p>
        </text:list-item>
        <text:list-item>
          <text:p text:style-name="P14">Attended certified workshops on Ethical Hacking and PC Assembling &amp; Software Utilities.</text:p>
        </text:list-item>
      </text:list>
      <text:p text:style-name="P15"/>
      <text:p text:style-name="P6"><text:tab/><text:span text:style-name="T14">Extra-curricular Activities and Achievements</text:span></text:p>
      <text:list xml:id="list9195702059405670523" text:style-name="L4">
        <text:list-header>
          <text:p text:style-name="P39"><draw:connector text:anchor-type="paragraph" draw:z-index="6" draw:style-name="gr1" draw:text-style-name="P51" draw:type="line" svg:x1="1.349cm" svg:y1="0.131cm" svg:x2="21.749cm" svg:y2="0.131cm" svg:d="M1349 131h20400" svg:viewBox="0 0 20401 2"><text:p/></draw:connector></text:p>
        </text:list-header>
        <text:list-item>
          <text:p text:style-name="P39">Organized Amazing Race held all over <text:span text:style-name="T30">Mumbai</text:span> for <text:span text:style-name="T30">SPCE-SPIT</text:span> Cultural festival-SPACE 2015.</text:p>
        </text:list-item>
        <text:list-item>
          <text:p text:style-name="P37">Managed School Annual Function for the year 2009-2010.</text:p>
        </text:list-item>
      </text:list>
      <text:list xml:id="list1641213258874304050" text:style-name="L5">
        <text:list-item>
          <text:p text:style-name="P40">Qualified <text:span text:style-name="T30">Pravinya-Pradhnya</text:span> Maths exams with Distinction.</text:p>
        </text:list-item>
        <text:list-item>
          <text:p text:style-name="P46"><text:span text:style-name="Default_20_Paragraph_20_Font"><text:span text:style-name="T1">Was ranked 1</text:span></text:span><text:span text:style-name="Default_20_Paragraph_20_Font"><text:span text:style-name="T23">st</text:span></text:span><text:span text:style-name="Default_20_Paragraph_20_Font"><text:span text:style-name="T1"> from school and 18</text:span></text:span><text:span text:style-name="Default_20_Paragraph_20_Font"><text:span text:style-name="T23">th</text:span></text:span><text:span text:style-name="Default_20_Paragraph_20_Font"><text:span text:style-name="T1"> all over </text:span></text:span><text:span text:style-name="Default_20_Paragraph_20_Font"><text:span text:style-name="T2">Mumbai</text:span></text:span><text:span text:style-name="Default_20_Paragraph_20_Font"><text:span text:style-name="T1"> for High School Scholarship Exam.</text:span></text:span></text:p>
        </text:list-item>
        <text:list-item>
          <text:p text:style-name="P42"><text:span text:style-name="T24">Secured “A</text:span><text:span text:style-name="T25">”</text:span><text:span text:style-name="T24"> grade for </text:span><text:span text:style-name="T18">Elementary/Intermediate Drawing exam.</text:span></text:p>
        </text:list-item>
        <text:list-item>
          <text:p text:style-name="P36">Team player of school's volleyball, <text:span text:style-name="T34">throw-ball</text:span> and football team<text:span text:style-name="T22">.</text:span></text:p>
        </text:list-item>
      </text:list>
      <text:p text:style-name="P41"/>
      <text:p text:style-name="P6"><text:span text:style-name="T22"><text:tab/></text:span><text:span text:style-name="T15">Hobbies</text:span></text:p>
      <text:list xml:id="list7865672776276199778" text:style-name="L6">
        <text:list-header>
          <text:p text:style-name="P33"><draw:connector text:anchor-type="paragraph" draw:z-index="7" draw:style-name="gr1" draw:text-style-name="P51" draw:type="line" svg:x1="1.346cm" svg:y1="0.127cm" svg:x2="21.158cm" svg:y2="0.127cm" svg:d="M1346 127h19812" svg:viewBox="0 0 19814 2"><text:p/></draw:connector></text:p>
        </text:list-header>
        <text:list-item>
          <text:p text:style-name="P33"><text:span text:style-name="T29">Playing </text:span>chess and football.</text:p>
        </text:list-item>
      </text:list>
      <text:list xml:id="list5655011912001768450" text:style-name="L7">
        <text:list-item>
          <text:p text:style-name="P43"><text:span text:style-name="Default_20_Paragraph_20_Font"><text:span text:style-name="T12">Dancing.</text:span></text:span></text:p>
        </text:list-item>
        <text:list-item>
          <text:p text:style-name="P43"><text:span text:style-name="Default_20_Paragraph_20_Font"><text:span text:style-name="T12">Drawing.</text:span></text:span></text:p>
        </text:list-item>
      </text:list>
      <text:p text:style-name="P44"/>
      <text:p text:style-name="P7"><text:span text:style-name="Default_20_Paragraph_20_Font"><text:span text:style-name="T12"><text:tab/></text:span></text:span><text:span text:style-name="Default_20_Paragraph_20_Font"><text:span text:style-name="T13">Personal Details</text:span></text:span></text:p>
      <text:p text:style-name="P44"><draw:connector text:anchor-type="paragraph" draw:z-index="8" draw:style-name="gr1" draw:text-style-name="P51" draw:type="line" svg:x1="1.349cm" svg:y1="0.131cm" svg:x2="21.749cm" svg:y2="0.131cm" svg:d="M1349 131h20400" svg:viewBox="0 0 20401 2"><text:p/></draw:connector></text:p>
      <text:list xml:id="list4916919037367661517" text:style-name="L8">
        <text:list-item>
          <text:p text:style-name="P45"><text:span text:style-name="Default_20_Paragraph_20_Font"><text:span text:style-name="T12">Date of Birth: 17th September, 1995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Verdana" svg:font-family="Verdana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353cm" loext:contextual-spacing="false" fo:line-height="115%" fo:hyphenation-ladder-count="no-limit"/>
      <style:text-properties fo:font-size="11pt" style:font-size-asian="11pt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93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3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4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1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33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60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14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41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8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95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22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93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63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53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803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073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343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613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88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1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4cm" fo:page-height="30.48cm" style:num-format="1" style:print-orientation="portrait" fo:margin-top="1.27cm" fo:margin-bottom="1.27cm" fo:margin-left="1.27cm" fo:margin-right="1.27cm" fo:border="0.06pt solid #000000" fo:padding="0.508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508cm" style:distance-after-sep="0.102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utantak patil</meta:initial-creator>
    <meta:creation-date>2016-02-09T20:37:33.72</meta:creation-date>
    <dc:date>2016-08-22T05:19:04.743210476</dc:date>
    <meta:editing-duration>PT7H50M5S</meta:editing-duration>
    <meta:editing-cycles>26</meta:editing-cycles>
    <meta:generator>LibreOffice/5.0.6.2$Linux_X86_64 LibreOffice_project/00m0$Build-2</meta:generator>
    <meta:document-statistic meta:table-count="1" meta:image-count="0" meta:object-count="0" meta:page-count="2" meta:paragraph-count="94" meta:word-count="521" meta:character-count="3496" meta:non-whitespace-character-count="3059"/>
  </office:meta>
</office:document-meta>
</file>